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end"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Standard">
      <style:paragraph-properties fo:text-align="justify" style:justify-single-word="false" style:text-autospace="none"/>
      <style:text-properties fo:color="#1037a5" style:font-name="Times New Roman" fo:font-size="12pt" style:font-name-asian="Helvetica" style:font-size-asian="12pt" style:font-name-complex="Helvetica" style:font-size-complex="12pt"/>
    </style:style>
    <style:style style:name="P5"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6"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7" style:family="paragraph" style:parent-style-name="Standard">
      <style:paragraph-properties fo:text-align="end"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8" style:family="paragraph" style:parent-style-name="Standard">
      <style:paragraph-properties fo:text-align="center"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9" style:family="paragraph" style:parent-style-name="Standard">
      <style:paragraph-properties fo:text-align="justify" style:justify-single-word="false"/>
      <style:text-properties style:font-name="Times New Roman" fo:language="fr" fo:country="FR"/>
    </style:style>
    <style:style style:name="P10" style:family="paragraph" style:parent-style-name="Standard">
      <style:paragraph-properties fo:text-align="justify" style:justify-single-word="false"/>
      <style:text-properties fo:language="fr" fo:country="FR"/>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utron, le 1 Mars 2014</text:p>
      <text:p text:style-name="P3">Xavier Loizeau</text:p>
      <text:p text:style-name="P3">7 Rue des Rosiers,</text:p>
      <text:p text:style-name="P3">44880, Sautron</text:p>
      <text:p text:style-name="P1">06.58.66.51.81</text:p>
      <text:p text:style-name="P1"/>
      <text:p text:style-name="P2"/>
      <text:p text:style-name="P1"/>
      <text:p text:style-name="P1"/>
      <text:p text:style-name="P1"/>
      <text:p text:style-name="P1"/>
      <text:p text:style-name="P1"/>
      <text:p text:style-name="P1"><text:tab/>Madame, Monsieur,</text:p>
      <text:p text:style-name="P1"/>
      <text:p text:style-name="P1">Actuellement élève ingénieur de deuxième année à l'ENSAI (Ecole Nationale de la Statistique et de l'Analyse de l'Information), j'ai l'honneur de vous présenter ma candidature pour réaliser un stage d'application de mes connaissances en statistique pour la période du 23 juin 2014 au 31 Aout 2014 .</text:p>
      <text:p text:style-name="P1"/>
      <text:p text:style-name="P1">Ayant réalisé, l'année dernière, mon stage opérateur auprès de Beck Prosper à Dudley, j'ai eu l'occasion de découvrir le groupe Beck Industries dans des conditions idéales. J'y ai reçu un accueil particulièrement agréable dans des conditions de travail excellentes. Le secteur d'activité de Beck Industries est de plus, à mon avis particulièrement motivant : les enjeux, écologiques, sociétaux et économiques du domaine énergétique nécessitent une collaboration multidisciplinaire particulièrement enrichissante et source de développement.</text:p>
      <text:p text:style-name="P1">En particulier, la nécessité d'une grande fiabilité des produits implique la mise en place d'outils statistiques et informatiques qui forment la majeure partie de mes centres d'intérêt en tant que futur statisticien.</text:p>
      <text:p text:style-name="P1"/>
      <text:p text:style-name="P1">Votre entreprise, à la pointe du progrès dans son domaine m'a donc semblé être un terrain idéal pour affi<text:span text:style-name="T1">ner ma vision du statut du statisticien dans une entreprise industrielle compétitive au fort esprit d'équipe.</text:span></text:p>
      <text:p text:style-name="P1"><text:span text:style-name="T1">Travailler dans le département de Recherche et Développement, gestion de production <text:s/>ou bien celui de qualité serait pour moi particulièrement intéressant mais je reste ouvert à toute autre proposition de stage me permettant de mettre en application mes compétences en statistique, informatique ou mathématiques plus généralement.</text:span></text:p>
      <text:p text:style-name="P1"><text:span text:style-name="T1">De plus, parlant couramment Anglais, je considérerais l'éventualité de réaliser ce stage auprès de l'une de vos filiales à l'étranger comme une réelle chance d'approfondir ma maîtrise de cette langue et de découvrir le monde de l'entreprise dans un nouveau pays.</text:span></text:p>
      <text:p text:style-name="P9"/>
      <text:p text:style-name="P5">Je reste à votre entière disposition pour toute information complémentaire que vous jugeriez utile.</text:p>
      <text:p text:style-name="P4"/>
      <text:p text:style-name="P6">Vous en remerciant par avance,</text:p>
      <text:p text:style-name="P6">Veuillez agréer, Madame, Monsieur, l'expression de mes salutations distinguées.</text:p>
      <text:p text:style-name="P7"/>
      <text:p text:style-name="P8"/>
      <text:p text:style-name="P8"/>
      <text:p text:style-name="P8"><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dc:date>2014-03-01T14:40:46</dc:date>
    <dc:creator>Xavier Loizeau</dc:creator>
    <meta:editing-duration>PT2H58M57S</meta:editing-duration>
    <meta:editing-cycles>8</meta:editing-cycles>
    <meta:generator>OpenOffice.org/3.4.1$Unix OpenOffice.org_project/341m1$Build-9593</meta:generator>
    <meta:document-statistic meta:table-count="0" meta:image-count="0" meta:object-count="0" meta:page-count="1" meta:paragraph-count="16" meta:word-count="319" meta:character-count="2186"/>
  </office:meta>
</office:document-meta>
</file>